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AB0000053738C8C385CDC45F48.jpg" manifest:media-type="image/jpeg"/>
  <manifest:file-entry manifest:full-path="Pictures/10000000000005C8000001F4CEDEB3A69F10483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99cm" svg:height="6.08cm" svg:x="0cm" svg:y="0cm">
          <draw:image xlink:href="Pictures/10000000000005C8000001F4CEDEB3A69F10483A.jpg" xlink:type="simple" xlink:show="embed" xlink:actuate="onLoad" draw:mime-type="image/jpeg">
            <text:p/>
          </draw:image>
        </draw:frame>
        <draw:frame draw:style-name="gr1" draw:text-style-name="P1" draw:layer="layout" svg:width="17.999cm" svg:height="9.707cm" svg:x="0cm" svg:y="6.292cm">
          <draw:image xlink:href="Pictures/10000000000009AB0000053738C8C385CDC45F4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5:25:55.403223746</meta:creation-date>
    <dc:date>2022-12-03T15:28:39.585316975</dc:date>
    <meta:editing-duration>PT2M44S</meta:editing-duration>
    <meta:editing-cycles>1</meta:editing-cycles>
    <meta:document-statistic meta:object-count="2"/>
    <meta:generator>LibreOffice/7.4.2.3$MacOSX_X86_64 LibreOffice_project/382eef1f22670f7f4118c8c2dd222ec7ad009daf</meta:generator>
  </office:meta>
</office:document-meta>
</file>